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4pt" officeooo:rsid="001cd848" officeooo:paragraph-rsid="001cd848" style:font-size-asian="14pt" style:font-size-complex="14pt"/>
    </style:style>
    <style:style style:name="P2" style:family="paragraph" style:parent-style-name="Standard">
      <style:paragraph-properties fo:text-align="center" style:justify-single-word="false"/>
      <style:text-properties style:font-name="DejaVu Sans" fo:font-size="12pt" officeooo:rsid="001cd848" officeooo:paragraph-rsid="001cd848" style:font-size-asian="10.5pt" style:font-size-complex="12pt"/>
    </style:style>
    <style:style style:name="P3" style:family="paragraph" style:parent-style-name="Standard">
      <style:paragraph-properties fo:text-align="start" style:justify-single-word="false"/>
      <style:text-properties style:font-name="DejaVu Sans" fo:font-size="12pt" officeooo:rsid="001cd848" officeooo:paragraph-rsid="001cd848" style:font-size-asian="10.5pt" style:font-size-complex="12pt"/>
    </style:style>
    <style:style style:name="P4" style:family="paragraph" style:parent-style-name="Standard" style:list-style-name="L1">
      <style:paragraph-properties fo:text-align="start" style:justify-single-word="false"/>
      <style:text-properties style:font-name="DejaVu Sans" fo:font-size="12pt" officeooo:rsid="001cd848" officeooo:paragraph-rsid="001cd848" style:font-size-asian="10.5pt" style:font-size-complex="12pt"/>
    </style:style>
    <style:style style:name="P5" style:family="paragraph" style:parent-style-name="Standard">
      <style:paragraph-properties fo:text-align="start" style:justify-single-word="false"/>
      <style:text-properties style:font-name="DejaVu Sans" fo:font-size="12pt" officeooo:rsid="00200d23" officeooo:paragraph-rsid="00200d23" style:font-size-asian="10.5pt" style:font-size-complex="12pt"/>
    </style:style>
    <style:style style:name="P6" style:family="paragraph" style:parent-style-name="Standard">
      <style:paragraph-properties style:line-height-at-least="0.582cm"/>
      <style:text-properties fo:color="#000000" style:font-name="Droid Sans Mono" fo:font-size="12pt" fo:font-weight="normal" fo:background-color="transparent"/>
    </style:style>
    <style:style style:name="P7" style:family="paragraph" style:parent-style-name="Standard">
      <style:paragraph-properties fo:text-align="start" style:justify-single-word="false"/>
      <style:text-properties fo:color="#000000" style:font-name="Droid Sans Mono" fo:font-size="12pt" fo:font-weight="normal" officeooo:rsid="0020981d" officeooo:paragraph-rsid="0020981d" fo:background-color="transparent" style:font-size-asian="10.5pt" style:font-size-complex="12pt"/>
    </style:style>
    <style:style style:name="P8" style:family="paragraph" style:parent-style-name="Standard">
      <style:paragraph-properties style:line-height-at-least="0.582cm"/>
      <style:text-properties fo:color="#000000" style:font-name="Droid Sans Mono" fo:font-size="12pt" fo:font-weight="normal" officeooo:rsid="0023228a" fo:background-color="transparent"/>
    </style:style>
    <style:style style:name="P9" style:family="paragraph" style:parent-style-name="Standard">
      <style:paragraph-properties style:line-height-at-least="0.582cm"/>
      <style:text-properties fo:color="#000000" style:font-name="Droid Sans Mono" fo:font-size="12pt" fo:background-color="transparent"/>
    </style:style>
    <style:style style:name="P10" style:family="paragraph" style:parent-style-name="Standard">
      <style:paragraph-properties style:line-height-at-least="0.582cm"/>
      <style:text-properties fo:color="#000000" style:font-name="Droid Sans Mono" fo:font-size="12pt" officeooo:rsid="0020cb06" officeooo:paragraph-rsid="0020cb06" fo:background-color="transparent"/>
    </style:style>
    <style:style style:name="P11" style:family="paragraph" style:parent-style-name="Standard">
      <style:paragraph-properties style:line-height-at-least="0.582cm"/>
      <style:text-properties fo:color="#000000" style:font-name="Droid Sans Mono" fo:font-size="12pt" officeooo:rsid="0020fdee" officeooo:paragraph-rsid="0020fdee" fo:background-color="transparent"/>
    </style:style>
    <style:style style:name="P12" style:family="paragraph" style:parent-style-name="Standard">
      <style:paragraph-properties style:line-height-at-least="0.582cm"/>
      <style:text-properties fo:color="#000000" style:font-name="Droid Sans Mono" fo:font-size="12pt" officeooo:rsid="0023228a" officeooo:paragraph-rsid="0020fdee" fo:background-color="transparent"/>
    </style:style>
    <style:style style:name="P13" style:family="paragraph" style:parent-style-name="Standard">
      <style:paragraph-properties style:line-height-at-least="0.582cm"/>
      <style:text-properties fo:color="#000000" style:font-name="Droid Sans Mono" fo:font-size="12pt" officeooo:rsid="0023228a" officeooo:paragraph-rsid="0023228a" fo:background-color="transparent"/>
    </style:style>
    <style:style style:name="P14" style:family="paragraph" style:parent-style-name="Standard">
      <style:paragraph-properties style:line-height-at-least="0.582cm"/>
      <style:text-properties fo:color="#000000" fo:background-color="transparent"/>
    </style:style>
    <style:style style:name="P15" style:family="paragraph" style:parent-style-name="Standard">
      <style:paragraph-properties fo:text-align="start" style:justify-single-word="false"/>
      <style:text-properties fo:color="#000000" style:font-name="DejaVu Sans" fo:font-size="12pt" officeooo:rsid="0020981d" officeooo:paragraph-rsid="00200d23" fo:background-color="transparent" style:font-size-asian="10.5pt" style:font-size-complex="12pt"/>
    </style:style>
    <style:style style:name="T1" style:family="text">
      <style:text-properties officeooo:rsid="001eb446"/>
    </style:style>
    <style:style style:name="T2" style:family="text">
      <style:text-properties officeooo:rsid="00200d23"/>
    </style:style>
    <style:style style:name="T3" style:family="text">
      <style:text-properties officeooo:rsid="0020981d"/>
    </style:style>
    <style:style style:name="T4" style:family="text">
      <style:text-properties fo:font-weight="normal"/>
    </style:style>
    <style:style style:name="T5" style:family="text">
      <style:text-properties fo:font-weight="normal" officeooo:rsid="0020981d"/>
    </style:style>
    <style:style style:name="T6" style:family="text">
      <style:text-properties fo:font-weight="normal" officeooo:rsid="0020fdee"/>
    </style:style>
    <style:style style:name="T7" style:family="text">
      <style:text-properties fo:font-weight="normal" officeooo:rsid="0023228a"/>
    </style:style>
    <style:style style:name="T8" style:family="text">
      <style:text-properties fo:font-weight="normal" officeooo:rsid="00242224"/>
    </style:style>
    <style:style style:name="T9" style:family="text">
      <style:text-properties officeooo:rsid="002322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xCrypto</text:p>
      <text:p text:style-name="P2"/>
      <text:p text:style-name="P2">Plateforme de conversion inter methodes de paiement internationaux.</text:p>
      <text:p text:style-name="P2"/>
      <text:p text:style-name="P2"/>
      <text:p text:style-name="P3">Intro</text:p>
      <text:p text:style-name="P3"/>
      <text:p text:style-name="P3">La plateforme 1xCrypto offre a ses clients la possibilité d’interchanger les devises a travers les moyens de paiement supporté.</text:p>
      <text:p text:style-name="P3"/>
      <text:p text:style-name="P3">Ce faisant, les clients peuvent donc utiliser ladite plateforme pour effectuer des changement de solde de leur Compte MTN Mobile Money vers leur compte Perfect Money, de leur portefeuille Bitcoin vers leur compte Perfect Money et vis-versa.</text:p>
      <text:p text:style-name="P3"/>
      <text:p text:style-name="P3"/>
      <text:p text:style-name="P3"/>
      <text:p text:style-name="P3">Utile pour :</text:p>
      <text:list xml:id="list2281903511" text:style-name="L1">
        <text:list-item>
          <text:p text:style-name="P4">les traders en quête de moyen simple et sure de créditer leur portefeuilles.</text:p>
        </text:list-item>
        <text:list-item>
          <text:p text:style-name="P4">les personnes lambda voulant recharger leur compte sur les plateformes de paiement supportées.</text:p>
        </text:list-item>
        <text:list-item>
          <text:p text:style-name="P4">Les personnes voulant faire migrer leurs fonds sur les plateformes de paiement vers leurs comptes mobiles.</text:p>
        </text:list-item>
      </text:list>
      <text:p text:style-name="P3"/>
      <text:p text:style-name="P3"/>
      <text:p text:style-name="P3">Comment se calcule la conversion</text:p>
      <text:p text:style-name="P3"/>
      <text:p text:style-name="P3">Convertir d’une devise A vers une devise B implique trouver l’equivalence de la devise A dans la devise B. Ceci <text:span text:style-name="T2">représente</text:span> la conversion standard.</text:p>
      <text:p text:style-name="P3">La plateforme 1xCrypto pour assurer sa survie doit <text:span text:style-name="T2">prélever</text:span> des frais en vue d’assurer le transfert. </text:p>
      <text:p text:style-name="P3"/>
      <text:p text:style-name="P3">1xCrypto passe par les api des <text:span text:style-name="T2">agrégateurs</text:span> de paiement connus, tels que FedaPay et les api des plateformes de paiement, Perfect Money et autres.</text:p>
      <text:p text:style-name="P3"/>
      <text:p text:style-name="P3"/>
      <text:p text:style-name="P3">Certains <text:span text:style-name="T2">agrégateurs</text:span> <text:span text:style-name="T2">prélèvent</text:span> des frais de transaction fixés en fonction du montant <text:s/>transféré. <text:span text:style-name="T1">D’autres par contre fixent des frais statiques ou encore fixent des frais statiques et des frais dépendant de la transaction en vue d’optimiser la transaction ( cas des cryptomonnaies ), en plus des dits frais, 1xCrypto prélevé un pourcentage.</text:span></text:p>
      <text:p text:style-name="P3"/>
      <text:p text:style-name="P5"><text:span text:style-name="T3">Méthode</text:span> de calcul des frais <text:span text:style-name="T3">prélevés.</text:span></text:p>
      <text:p text:style-name="P5"/>
      <text:p text:style-name="P5">Montant a <text:span text:style-name="T3">prélever</text:span> = <text:s/>Frais fixes + (Frais dynamiques) + Pourcentage 1xCrypto.</text:p>
      <text:p text:style-name="P5"/>
      <text:p text:style-name="P5"/>
      <text:p text:style-name="P5">Les <text:span text:style-name="T3">méthodes</text:span> de paiement sont classé<text:span text:style-name="T3">e</text:span>s par catégories.</text:p>
      <text:p text:style-name="P5"/>
      <text:p text:style-name="P5"><text:soft-page-break/>Chaque <text:span text:style-name="T3">méthode</text:span> de paiement <text:span text:style-name="T3">définit ses informations de calcul de frais prélevés.</text:span></text:p>
      <text:p text:style-name="P5"/>
      <text:p text:style-name="P5"/>
      <text:p text:style-name="P15"/>
      <text:p text:style-name="P7">Comptes marchand</text:p>
      <text:p text:style-name="P14"/>
      <text:p text:style-name="P6">Un compte marchand est un compte d'une personne <text:span text:style-name="T9">représentant</text:span> une agence de 1xCrypto a travers laquelle le marchand peut initier des transactions pour ses clients physiques a partir du solde de son portefeuille. </text:p>
      <text:p text:style-name="P14"/>
      <text:p text:style-name="P8">Utilité</text:p>
      <text:p text:style-name="P14"/>
      <text:p text:style-name="P6">Partons d'un exemple: Un client se présente au marchand. Il <text:span text:style-name="T3">possède</text:span> de la liquidité et veut du Dollar <text:span text:style-name="T3">Américain</text:span> sur son portefeuille Perfect Money.</text:p>
      <text:p text:style-name="P14"/>
      <text:p text:style-name="P6">Le marchand <text:span text:style-name="T3">réceptionne</text:span> les fonds du clients (La liquidité). Il passe ensuite par son profil marchand sur la plateforme 1xCrypto pour amorcer un transfert se son compte vers un compte Perfect Money tout en précisant les <text:span text:style-name="T3">détails</text:span> de la transactions (<text:span text:style-name="T3">Numéro</text:span> du compte, montant...)</text:p>
      <text:p text:style-name="P14"/>
      <text:p text:style-name="P9"><text:span text:style-name="T4">La balance de son compte 1xCrypto est </text:span><text:span text:style-name="T5">dédu</text:span><text:span text:style-name="T7">i</text:span><text:span text:style-name="T5">te</text:span><text:span text:style-name="T4"> du montant adé</text:span><text:span text:style-name="T5">qua</text:span><text:span text:style-name="T4">t et le co</text:span><text:span text:style-name="T5">m</text:span><text:span text:style-name="T4">pte Perfect Money qu'il aura </text:span><text:span text:style-name="T5">précisé</text:span><text:span text:style-name="T4"> sera crédité du montant </text:span><text:span text:style-name="T5">équivalent</text:span><text:span text:style-name="T4"> de la transactio</text:span><text:span text:style-name="T5">n</text:span></text:p>
      <text:p text:style-name="P9"><text:span text:style-name="T5"/></text:p>
      <text:p text:style-name="P9"><text:span text:style-name="T5"/></text:p>
      <text:p text:style-name="P10"><text:span text:style-name="T5">L</text:span><text:span text:style-name="T4">e compte marchand pourra </text:span><text:span text:style-name="T7">impérativement</text:span><text:span text:style-name="T4"> retirer le solde de son compte <text:s/>effectuer un </text:span><text:span text:style-name="T7">dépôt.</text:span></text:p>
      <text:p text:style-name="P10"><text:span text:style-name="T4"/></text:p>
      <text:p text:style-name="P10"><text:span text:style-name="T4">L’avantage d’avoir un compte marchand réside dans la possibilité d’intervenir dans le systeme, et aussi se faire verser une </text:span><text:span text:style-name="T6">par</text:span><text:span text:style-name="T7">ti</text:span><text:span text:style-name="T6">e des </text:span><text:span text:style-name="T7">bénéfices.</text:span></text:p>
      <text:p text:style-name="P10"><text:span text:style-name="T6"/></text:p>
      <text:p text:style-name="P10"><text:span text:style-name="T6"/></text:p>
      <text:p text:style-name="P11"><text:span text:style-name="T4">Les comptes marchands peuvent aussi intervenir dans les </text:span><text:span text:style-name="T7">opérations</text:span><text:span text:style-name="T4"> non </text:span><text:span text:style-name="T7">automatisées</text:span><text:span text:style-name="T4"> afin de </text:span><text:span text:style-name="T7">réduire</text:span><text:span text:style-name="T4"> la latence. </text:span></text:p>
      <text:p text:style-name="P12"><text:span text:style-name="T4"/></text:p>
      <text:p text:style-name="P13"><text:span text:style-name="T4">Qu doit posseder la version minimale du systeme de gestion des comptes marchands :</text:span></text:p>
      <text:p text:style-name="P13"><text:span text:style-name="T4"/></text:p>
      <text:p text:style-name="P13"><text:span text:style-name="T4"/></text:p>
      <text:p text:style-name="P13"><text:span text:style-name="T4">- La possibilite de voir le <text:s/>solde de sa balance,</text:span></text:p>
      <text:p text:style-name="P13"><text:span text:style-name="T4">- la possibilité de faire un rechargement de son compte,</text:span></text:p>
      <text:p text:style-name="P13"><text:span text:style-name="T4">- la possibilité de faire </text:span><text:span text:style-name="T8">un retrait de son compte,</text:span></text:p>
      <text:p text:style-name="P13"><text:span text:style-name="T8">- la possibilité de voir son activité (Ses récentes conversions et les demandes de conversions qu’il a satisfa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9:59:01.381949286</meta:creation-date>
    <dc:date>2020-06-20T03:50:56.807775206</dc:date>
    <meta:editing-duration>PT8M37S</meta:editing-duration>
    <meta:editing-cycles>2</meta:editing-cycles>
    <meta:generator>LibreOffice/6.0.7.3$Linux_X86_64 LibreOffice_project/00m0$Build-3</meta:generator>
    <meta:document-statistic meta:table-count="0" meta:image-count="0" meta:object-count="0" meta:page-count="2" meta:paragraph-count="32" meta:word-count="518" meta:character-count="3274" meta:non-whitespace-character-count="2784"/>
  </office:meta>
</office:document-meta>
</file>